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Vera Sans" svg:font-family="'Liberation Vera Sans'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ca5" officeooo:paragraph-rsid="000c1ca5"/>
    </style:style>
    <style:style style:name="P2" style:family="paragraph" style:parent-style-name="Standard">
      <style:text-properties officeooo:rsid="000c1ca5" officeooo:paragraph-rsid="00104d83"/>
    </style:style>
    <style:style style:name="P3" style:family="paragraph" style:parent-style-name="Standard">
      <style:text-properties officeooo:rsid="000c1ca5" officeooo:paragraph-rsid="0012bd4d"/>
    </style:style>
    <style:style style:name="P4" style:family="paragraph" style:parent-style-name="Standard">
      <style:text-properties officeooo:rsid="000c1ca5" officeooo:paragraph-rsid="0013b8d5"/>
    </style:style>
    <style:style style:name="P5" style:family="paragraph" style:parent-style-name="Standard">
      <style:text-properties officeooo:rsid="000c1ca5" officeooo:paragraph-rsid="0017f27a"/>
    </style:style>
    <style:style style:name="P6" style:family="paragraph" style:parent-style-name="Standard">
      <style:text-properties officeooo:rsid="000c1ca5" officeooo:paragraph-rsid="0019aa43"/>
    </style:style>
    <style:style style:name="P7" style:family="paragraph" style:parent-style-name="Standard">
      <style:text-properties officeooo:rsid="000c1ca5" officeooo:paragraph-rsid="00215ff2"/>
    </style:style>
    <style:style style:name="P8" style:family="paragraph" style:parent-style-name="Standard">
      <style:text-properties officeooo:rsid="000c1ca5" officeooo:paragraph-rsid="00250005"/>
    </style:style>
    <style:style style:name="P9" style:family="paragraph" style:parent-style-name="Standard">
      <style:text-properties officeooo:rsid="000c1ca5" officeooo:paragraph-rsid="002c2107"/>
    </style:style>
    <style:style style:name="P10" style:family="paragraph" style:parent-style-name="Standard">
      <style:text-properties officeooo:rsid="000c1ca5" officeooo:paragraph-rsid="002e9c3f"/>
    </style:style>
    <style:style style:name="P11" style:family="paragraph" style:parent-style-name="Standard">
      <style:text-properties officeooo:rsid="000c1ca5" officeooo:paragraph-rsid="002f6bcc"/>
    </style:style>
    <style:style style:name="P12" style:family="paragraph" style:parent-style-name="Standard">
      <style:text-properties officeooo:rsid="000c1ca5" officeooo:paragraph-rsid="00343a99"/>
    </style:style>
    <style:style style:name="P13" style:family="paragraph" style:parent-style-name="Standard">
      <style:text-properties officeooo:rsid="000c1ca5" officeooo:paragraph-rsid="00369482"/>
    </style:style>
    <style:style style:name="P14" style:family="paragraph" style:parent-style-name="Standard">
      <style:text-properties officeooo:rsid="000c1ca5" officeooo:paragraph-rsid="003aa2d7"/>
    </style:style>
    <style:style style:name="P15" style:family="paragraph" style:parent-style-name="Standard">
      <style:text-properties officeooo:rsid="000c1ca5" officeooo:paragraph-rsid="003bedba"/>
    </style:style>
    <style:style style:name="P16" style:family="paragraph" style:parent-style-name="Standard">
      <style:text-properties officeooo:rsid="000c1ca5" officeooo:paragraph-rsid="003c8690"/>
    </style:style>
    <style:style style:name="P17" style:family="paragraph" style:parent-style-name="Standard">
      <style:text-properties officeooo:rsid="000c1ca5" officeooo:paragraph-rsid="003c9f4c"/>
    </style:style>
    <style:style style:name="P18" style:family="paragraph" style:parent-style-name="Standard">
      <style:text-properties officeooo:rsid="000c1ca5" officeooo:paragraph-rsid="003d6fd1"/>
    </style:style>
    <style:style style:name="P19" style:family="paragraph" style:parent-style-name="Standard">
      <style:text-properties officeooo:rsid="000c1ca5" officeooo:paragraph-rsid="00639bc3"/>
    </style:style>
    <style:style style:name="P20" style:family="paragraph" style:parent-style-name="Standard">
      <style:text-properties officeooo:rsid="000c1ca5" officeooo:paragraph-rsid="0068bd49"/>
    </style:style>
    <style:style style:name="P21" style:family="paragraph" style:parent-style-name="Standard">
      <style:text-properties officeooo:rsid="000c1ca5" officeooo:paragraph-rsid="006d444a"/>
    </style:style>
    <style:style style:name="P22" style:family="paragraph" style:parent-style-name="Standard">
      <style:text-properties officeooo:rsid="000c1ca5" officeooo:paragraph-rsid="006f0255"/>
    </style:style>
    <style:style style:name="P23" style:family="paragraph" style:parent-style-name="Standard">
      <style:text-properties officeooo:rsid="000c1ca5" officeooo:paragraph-rsid="0070f947"/>
    </style:style>
    <style:style style:name="P24" style:family="paragraph" style:parent-style-name="Standard">
      <style:text-properties officeooo:rsid="000c1ca5" officeooo:paragraph-rsid="007216c3"/>
    </style:style>
    <style:style style:name="P25" style:family="paragraph" style:parent-style-name="Standard">
      <style:text-properties officeooo:rsid="000c1ca5" officeooo:paragraph-rsid="0073458c"/>
    </style:style>
    <style:style style:name="P26" style:family="paragraph" style:parent-style-name="Standard">
      <style:text-properties officeooo:rsid="000c1ca5" officeooo:paragraph-rsid="0075455e"/>
    </style:style>
    <style:style style:name="P27" style:family="paragraph" style:parent-style-name="Standard">
      <style:text-properties officeooo:rsid="000c1ca5" officeooo:paragraph-rsid="00760a7c"/>
    </style:style>
    <style:style style:name="P28" style:family="paragraph" style:parent-style-name="Standard">
      <style:text-properties officeooo:rsid="000cbb8d" officeooo:paragraph-rsid="004f73e8"/>
    </style:style>
    <style:style style:name="P29" style:family="paragraph" style:parent-style-name="Standard">
      <style:text-properties officeooo:rsid="000cbb8d" officeooo:paragraph-rsid="00639bc3"/>
    </style:style>
    <style:style style:name="P30" style:family="paragraph" style:parent-style-name="Standard">
      <style:text-properties officeooo:rsid="000cbb8d" officeooo:paragraph-rsid="003aa2d7"/>
    </style:style>
    <style:style style:name="P31" style:family="paragraph" style:parent-style-name="Standard">
      <style:text-properties officeooo:rsid="000fcade" officeooo:paragraph-rsid="00104d83"/>
    </style:style>
    <style:style style:name="P32" style:family="paragraph" style:parent-style-name="Standard">
      <style:text-properties officeooo:rsid="000fcade" officeooo:paragraph-rsid="002c2107"/>
    </style:style>
    <style:style style:name="P33" style:family="paragraph" style:parent-style-name="Standard">
      <style:text-properties officeooo:rsid="000fcade" officeooo:paragraph-rsid="002e9c3f"/>
    </style:style>
    <style:style style:name="P34" style:family="paragraph" style:parent-style-name="Standard">
      <style:text-properties officeooo:rsid="000fcade" officeooo:paragraph-rsid="0030ef5c"/>
    </style:style>
    <style:style style:name="P35" style:family="paragraph" style:parent-style-name="Standard">
      <style:text-properties officeooo:rsid="000fcade" officeooo:paragraph-rsid="0032cc1f"/>
    </style:style>
    <style:style style:name="P36" style:family="paragraph" style:parent-style-name="Standard">
      <style:text-properties officeooo:rsid="000fcade" officeooo:paragraph-rsid="00369482"/>
    </style:style>
    <style:style style:name="P37" style:family="paragraph" style:parent-style-name="Standard">
      <style:text-properties officeooo:rsid="000fcade" officeooo:paragraph-rsid="003bedba"/>
    </style:style>
    <style:style style:name="P38" style:family="paragraph" style:parent-style-name="Standard">
      <style:text-properties officeooo:rsid="000fcade" officeooo:paragraph-rsid="003c0473"/>
    </style:style>
    <style:style style:name="P39" style:family="paragraph" style:parent-style-name="Standard">
      <style:text-properties officeooo:rsid="000fcade" officeooo:paragraph-rsid="003c8690"/>
    </style:style>
    <style:style style:name="P40" style:family="paragraph" style:parent-style-name="Standard">
      <style:text-properties officeooo:rsid="000fcade" officeooo:paragraph-rsid="005d37f4"/>
    </style:style>
    <style:style style:name="P41" style:family="paragraph" style:parent-style-name="Standard">
      <style:text-properties officeooo:rsid="000fcade" officeooo:paragraph-rsid="00639bc3"/>
    </style:style>
    <style:style style:name="P42" style:family="paragraph" style:parent-style-name="Standard">
      <style:text-properties officeooo:paragraph-rsid="0017f27a"/>
    </style:style>
    <style:style style:name="P43" style:family="paragraph" style:parent-style-name="Standard">
      <style:text-properties officeooo:rsid="001bd442" officeooo:paragraph-rsid="001bd442"/>
    </style:style>
    <style:style style:name="P44" style:family="paragraph" style:parent-style-name="Standard">
      <style:text-properties officeooo:paragraph-rsid="00639bc3"/>
    </style:style>
    <style:style style:name="P45" style:family="paragraph" style:parent-style-name="Standard">
      <style:text-properties officeooo:paragraph-rsid="0068bd49"/>
    </style:style>
    <style:style style:name="P46" style:family="paragraph" style:parent-style-name="Standard">
      <style:text-properties officeooo:rsid="0075435e" officeooo:paragraph-rsid="0075435e"/>
    </style:style>
    <style:style style:name="P47" style:family="paragraph" style:parent-style-name="Standard">
      <style:text-properties officeooo:rsid="0075435e" officeooo:paragraph-rsid="0075455e"/>
    </style:style>
    <style:style style:name="P48" style:family="paragraph" style:parent-style-name="Standard">
      <style:text-properties officeooo:paragraph-rsid="0075455e"/>
    </style:style>
    <style:style style:name="P49" style:family="paragraph" style:parent-style-name="Text_20_body">
      <style:text-properties officeooo:paragraph-rsid="001ba6a9"/>
    </style:style>
    <style:style style:name="P50" style:family="paragraph" style:parent-style-name="Text_20_body">
      <style:text-properties officeooo:rsid="000c1ca5" officeooo:paragraph-rsid="00369482"/>
    </style:style>
    <style:style style:name="P51" style:family="paragraph" style:parent-style-name="Text_20_body">
      <style:text-properties officeooo:rsid="000cbb8d" officeooo:paragraph-rsid="00639bc3"/>
    </style:style>
    <style:style style:name="P52" style:family="paragraph" style:parent-style-name="Text_20_body">
      <style:text-properties officeooo:paragraph-rsid="00639bc3"/>
    </style:style>
    <style:style style:name="P53" style:family="paragraph" style:parent-style-name="Text_20_body">
      <style:text-properties officeooo:paragraph-rsid="00760a7c"/>
    </style:style>
    <style:style style:name="P54" style:family="paragraph" style:parent-style-name="Heading_20_2">
      <style:text-properties officeooo:rsid="000cbb8d" officeooo:paragraph-rsid="00639bc3"/>
    </style:style>
    <style:style style:name="P55" style:family="paragraph" style:parent-style-name="Heading_20_2">
      <style:text-properties officeooo:paragraph-rsid="00639bc3"/>
    </style:style>
    <style:style style:name="P56" style:family="paragraph" style:parent-style-name="Heading_20_2">
      <style:text-properties officeooo:paragraph-rsid="0064d01f"/>
    </style:style>
    <style:style style:name="P57" style:family="paragraph" style:parent-style-name="Heading_20_3">
      <style:text-properties officeooo:paragraph-rsid="001ba6a9"/>
    </style:style>
    <style:style style:name="P58" style:family="paragraph" style:parent-style-name="Heading_20_3">
      <style:text-properties officeooo:paragraph-rsid="002c2107"/>
    </style:style>
    <style:style style:name="P59" style:family="paragraph" style:parent-style-name="Heading_20_3">
      <style:text-properties officeooo:paragraph-rsid="002e9c3f"/>
    </style:style>
    <style:style style:name="P60" style:family="paragraph" style:parent-style-name="Heading_20_3">
      <style:text-properties officeooo:paragraph-rsid="00343a99"/>
    </style:style>
    <style:style style:name="P61" style:family="paragraph" style:parent-style-name="Heading_20_3">
      <style:text-properties officeooo:paragraph-rsid="00369482"/>
    </style:style>
    <style:style style:name="P62" style:family="paragraph" style:parent-style-name="Heading_20_3">
      <style:text-properties officeooo:paragraph-rsid="003aa2d7"/>
    </style:style>
    <style:style style:name="P63" style:family="paragraph" style:parent-style-name="Heading_20_3">
      <style:text-properties officeooo:paragraph-rsid="003bedba"/>
    </style:style>
    <style:style style:name="P64" style:family="paragraph" style:parent-style-name="Heading_20_3">
      <style:text-properties officeooo:paragraph-rsid="003c8690"/>
    </style:style>
    <style:style style:name="P65" style:family="paragraph" style:parent-style-name="Heading_20_3">
      <style:text-properties officeooo:paragraph-rsid="00639bc3"/>
    </style:style>
    <style:style style:name="T1" style:family="text">
      <style:text-properties officeooo:rsid="000c1ca5"/>
    </style:style>
    <style:style style:name="T2" style:family="text">
      <style:text-properties officeooo:rsid="000fcade"/>
    </style:style>
    <style:style style:name="T3" style:family="text">
      <style:text-properties officeooo:rsid="00104d83"/>
    </style:style>
    <style:style style:name="T4" style:family="text">
      <style:text-properties officeooo:rsid="00138a91"/>
    </style:style>
    <style:style style:name="T5" style:family="text">
      <style:text-properties officeooo:rsid="0013b8d5"/>
    </style:style>
    <style:style style:name="T6" style:family="text">
      <style:text-properties officeooo:rsid="0014e08a"/>
    </style:style>
    <style:style style:name="T7" style:family="text">
      <style:text-properties officeooo:rsid="0016c687"/>
    </style:style>
    <style:style style:name="T8" style:family="text">
      <style:text-properties fo:font-weight="bold" officeooo:rsid="00104d83" style:font-weight-asian="bold" style:font-weight-complex="bold"/>
    </style:style>
    <style:style style:name="T9" style:family="text">
      <style:text-properties fo:font-weight="bold" officeooo:rsid="00121d65" style:font-weight-asian="bold" style:font-weight-complex="bold"/>
    </style:style>
    <style:style style:name="T10" style:family="text">
      <style:text-properties officeooo:rsid="0017f27a"/>
    </style:style>
    <style:style style:name="T11" style:family="text">
      <style:text-properties officeooo:rsid="00183650"/>
    </style:style>
    <style:style style:name="T12" style:family="text">
      <style:text-properties style:font-name="Bitstream Vera Sans" fo:font-style="italic" officeooo:rsid="0014e08a" style:font-style-asian="italic" style:font-style-complex="italic"/>
    </style:style>
    <style:style style:name="T13" style:family="text">
      <style:text-properties style:font-name="Bitstream Vera Sans" fo:font-style="italic" officeooo:rsid="00250005" style:font-style-asian="italic" style:font-style-complex="italic"/>
    </style:style>
    <style:style style:name="T14" style:family="text">
      <style:text-properties style:font-name="Bitstream Vera Sans" fo:font-style="italic" officeooo:rsid="00369482" style:font-style-asian="italic" style:font-style-complex="italic"/>
    </style:style>
    <style:style style:name="T15" style:family="text">
      <style:text-properties officeooo:rsid="001afe7d"/>
    </style:style>
    <style:style style:name="T16" style:family="text">
      <style:text-properties officeooo:rsid="001ba6a9"/>
    </style:style>
    <style:style style:name="T17" style:family="text">
      <style:text-properties officeooo:rsid="001bd442"/>
    </style:style>
    <style:style style:name="T18" style:family="text">
      <style:text-properties officeooo:rsid="001d9e54"/>
    </style:style>
    <style:style style:name="T19" style:family="text">
      <style:text-properties officeooo:rsid="00215ff2"/>
    </style:style>
    <style:style style:name="T20" style:family="text">
      <style:text-properties fo:color="#579d1c" fo:font-style="italic" officeooo:rsid="00215ff2" style:font-style-asian="italic" style:font-style-complex="italic"/>
    </style:style>
    <style:style style:name="T21" style:family="text">
      <style:text-properties fo:color="#579d1c" fo:font-style="italic" officeooo:rsid="0014e08a" style:font-style-asian="italic" style:font-style-complex="italic"/>
    </style:style>
    <style:style style:name="T22" style:family="text">
      <style:text-properties fo:color="#579d1c" fo:font-style="italic" officeooo:rsid="001afe7d" style:font-style-asian="italic" style:font-style-complex="italic"/>
    </style:style>
    <style:style style:name="T23" style:family="text">
      <style:text-properties fo:color="#579d1c" fo:font-style="italic" officeooo:rsid="00183650" style:font-style-asian="italic" style:font-style-complex="italic"/>
    </style:style>
    <style:style style:name="T24" style:family="text">
      <style:text-properties fo:color="#579d1c" fo:font-style="italic" officeooo:rsid="0016c687" style:font-style-asian="italic" style:font-style-complex="italic"/>
    </style:style>
    <style:style style:name="T25" style:family="text">
      <style:text-properties fo:color="#579d1c" fo:font-style="italic" officeooo:rsid="002e9c3f" style:font-style-asian="italic" style:font-style-complex="italic"/>
    </style:style>
    <style:style style:name="T26" style:family="text">
      <style:text-properties fo:color="#579d1c" fo:font-style="italic" officeooo:rsid="002f6bcc" style:font-style-asian="italic" style:font-style-complex="italic"/>
    </style:style>
    <style:style style:name="T27" style:family="text">
      <style:text-properties fo:color="#579d1c" fo:font-style="italic" officeooo:rsid="003bedba" style:font-style-asian="italic" style:font-style-complex="italic"/>
    </style:style>
    <style:style style:name="T28" style:family="text">
      <style:text-properties fo:color="#579d1c" fo:font-style="italic" officeooo:rsid="00510242" style:font-style-asian="italic" style:font-style-complex="italic"/>
    </style:style>
    <style:style style:name="T29" style:family="text">
      <style:text-properties fo:color="#579d1c" fo:font-style="italic" officeooo:rsid="006d444a" style:font-style-asian="italic" style:font-style-complex="italic"/>
    </style:style>
    <style:style style:name="T30" style:family="text">
      <style:text-properties fo:color="#579d1c" fo:font-style="italic" officeooo:rsid="007a230d" style:font-style-asian="italic" style:font-style-complex="italic"/>
    </style:style>
    <style:style style:name="T31" style:family="text">
      <style:text-properties fo:color="#579d1c" fo:font-style="italic" officeooo:rsid="007d88b8" style:font-style-asian="italic" style:font-style-complex="italic"/>
    </style:style>
    <style:style style:name="T32" style:family="text">
      <style:text-properties fo:color="#579d1c" officeooo:rsid="0030ef5c"/>
    </style:style>
    <style:style style:name="T33" style:family="text">
      <style:text-properties fo:color="#579d1c" officeooo:rsid="003c7a2a"/>
    </style:style>
    <style:style style:name="T34" style:family="text">
      <style:text-properties fo:color="#579d1c" officeooo:rsid="005c0394"/>
    </style:style>
    <style:style style:name="T35" style:family="text">
      <style:text-properties fo:color="#579d1c" officeooo:rsid="0075455e"/>
    </style:style>
    <style:style style:name="T36" style:family="text">
      <style:text-properties fo:color="#579d1c" officeooo:rsid="007f0d5b"/>
    </style:style>
    <style:style style:name="T37" style:family="text">
      <style:text-properties fo:color="#ce181e" officeooo:rsid="0013b8d5"/>
    </style:style>
    <style:style style:name="T38" style:family="text">
      <style:text-properties fo:color="#ce181e" officeooo:rsid="003c8690"/>
    </style:style>
    <style:style style:name="T39" style:family="text">
      <style:text-properties fo:color="#ce181e" officeooo:rsid="0044c7b3"/>
    </style:style>
    <style:style style:name="T40" style:family="text">
      <style:text-properties fo:color="#ce181e" officeooo:rsid="0046c109"/>
    </style:style>
    <style:style style:name="T41" style:family="text">
      <style:text-properties officeooo:rsid="002c2107"/>
    </style:style>
    <style:style style:name="T42" style:family="text">
      <style:text-properties officeooo:rsid="002e9c3f"/>
    </style:style>
    <style:style style:name="T43" style:family="text">
      <style:text-properties style:use-window-font-color="true" fo:font-style="italic" officeooo:rsid="001afe7d" style:font-style-asian="italic" style:font-style-complex="italic"/>
    </style:style>
    <style:style style:name="T44" style:family="text">
      <style:text-properties style:use-window-font-color="true" fo:font-style="italic" officeooo:rsid="002f6bcc" style:font-style-asian="italic" style:font-style-complex="italic"/>
    </style:style>
    <style:style style:name="T45" style:family="text">
      <style:text-properties style:use-window-font-color="true" fo:font-style="italic" officeooo:rsid="00183650" style:font-style-asian="italic" style:font-style-complex="italic"/>
    </style:style>
    <style:style style:name="T46" style:family="text">
      <style:text-properties style:use-window-font-color="true" officeooo:rsid="005c0394"/>
    </style:style>
    <style:style style:name="T47" style:family="text">
      <style:text-properties style:use-window-font-color="true" officeooo:rsid="0060d04c"/>
    </style:style>
    <style:style style:name="T48" style:family="text">
      <style:text-properties officeooo:rsid="0030ef5c"/>
    </style:style>
    <style:style style:name="T49" style:family="text">
      <style:text-properties officeooo:rsid="00343a99"/>
    </style:style>
    <style:style style:name="T50" style:family="text">
      <style:text-properties officeooo:rsid="00369482"/>
    </style:style>
    <style:style style:name="T51" style:family="text">
      <style:text-properties officeooo:rsid="003bedba"/>
    </style:style>
    <style:style style:name="T52" style:family="text">
      <style:text-properties officeooo:rsid="003c0473"/>
    </style:style>
    <style:style style:name="T53" style:family="text">
      <style:text-properties officeooo:rsid="003c7a2a"/>
    </style:style>
    <style:style style:name="T54" style:family="text">
      <style:text-properties officeooo:rsid="003c8690"/>
    </style:style>
    <style:style style:name="T55" style:family="text">
      <style:text-properties officeooo:rsid="0044c7b3"/>
    </style:style>
    <style:style style:name="T56" style:family="text">
      <style:text-properties officeooo:rsid="0046c109"/>
    </style:style>
    <style:style style:name="T57" style:family="text">
      <style:text-properties officeooo:rsid="0047d8f2"/>
    </style:style>
    <style:style style:name="T58" style:family="text">
      <style:text-properties officeooo:rsid="004d7e56"/>
    </style:style>
    <style:style style:name="T59" style:family="text">
      <style:text-properties officeooo:rsid="004ef86b"/>
    </style:style>
    <style:style style:name="T60" style:family="text">
      <style:text-properties officeooo:rsid="004f73e8"/>
    </style:style>
    <style:style style:name="T61" style:family="text">
      <style:text-properties officeooo:rsid="0052f203"/>
    </style:style>
    <style:style style:name="T62" style:family="text">
      <style:text-properties officeooo:rsid="00639bc3"/>
    </style:style>
    <style:style style:name="T63" style:family="text">
      <style:text-properties officeooo:rsid="0064d01f"/>
    </style:style>
    <style:style style:name="T64" style:family="text">
      <style:text-properties officeooo:rsid="00678364"/>
    </style:style>
    <style:style style:name="T65" style:family="text">
      <style:text-properties officeooo:rsid="0068bd49"/>
    </style:style>
    <style:style style:name="T66" style:family="text">
      <style:text-properties officeooo:rsid="0070f947"/>
    </style:style>
    <style:style style:name="T67" style:family="text">
      <style:text-properties officeooo:rsid="007216c3"/>
    </style:style>
    <style:style style:name="T68" style:family="text">
      <style:text-properties officeooo:rsid="0073458c"/>
    </style:style>
    <style:style style:name="T69" style:family="text">
      <style:text-properties officeooo:rsid="007b3178"/>
    </style:style>
    <style:style style:name="T70" style:family="text">
      <style:text-properties officeooo:rsid="007fdd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7">A</text:span>dd new profile</text:h>
      <text:h text:style-name="Heading_20_3" text:outline-level="3"><text:tab/><text:span text:style-name="T10">1. </text:span><text:span text:style-name="T8">UI</text:span></text:h>
      <text:p text:style-name="P2"><text:tab/>-<text:span text:style-name="T3">Show „edit dialog“ with „default“ values (allow user to select a profile as a base?)</text:span></text:p>
      <text:p text:style-name="P31"><text:tab/>-Enter a profile name [→ generate filename (without path), allow user to change it]</text:p>
      <text:p text:style-name="P31"><text:tab/>-<text:span text:style-name="T3">Select the devices (allow user to „Test connection“?)</text:span></text:p>
      <text:p text:style-name="P31"><text:tab/>-<text:span text:style-name="T3">Set the other values as desired and press „Ok“</text:span></text:p>
      <text:p text:style-name="P3"><text:tab/>-<text:span text:style-name="T6">Optional: UI validation values (or on the fly when user leaves a field… → attention icon?)</text:span></text:p>
      <text:p text:style-name="P4"><text:tab/><text:tab/>-<text:span text:style-name="T5">Check that filename not yet exists (→ </text:span><text:span text:style-name="T37">TODO</text:span><text:span text:style-name="T5">: need API call for this)</text:span></text:p>
      <text:p text:style-name="P4"><text:tab/><text:tab/>-<text:span text:style-name="T5">Check that name is not empty (?)</text:span></text:p>
      <text:p text:style-name="P4"><text:tab/><text:tab/>-<text:span text:style-name="T5">Check that other values are valid</text:span></text:p>
      <text:p text:style-name="P1"><text:tab/>-<text:span text:style-name="T4">Create a FocusFinderProfileT object (fill in all values from UI to model)</text:span></text:p>
      <text:p text:style-name="P7"><text:tab/><text:tab/>→<text:span text:style-name="T19"> </text:span><text:span text:style-name="T20">FocusFinderProfileT UI::uiToProfile()</text:span></text:p>
      <text:p text:style-name="P28"><text:tab/>-<text:span text:style-name="T59">NOTE: „Edit profile“ dialog simply returns resulting FocusFinderProfileT and if user pressed <text:tab/></text:span></text:p>
      <text:p text:style-name="P28"><text:span text:style-name="T59"><text:tab/> „Ok“ or „Cancel“</text:span></text:p>
      <text:p text:style-name="P6"><text:tab/>-<text:span text:style-name="T60">If user pressed „Ok“, pass profile object and filename to backend (from „1st“ level dialog)</text:span></text:p>
      <text:p text:style-name="P6"><text:span text:style-name="T6"><text:tab/><text:tab/>→ </text:span><text:span text:style-name="T21">ProfileManagerT::addNewProfile(filename, profile),</text:span></text:p>
      <text:p text:style-name="P28"/>
      <text:h text:style-name="Heading_20_3" text:outline-level="3"><text:tab/><text:span text:style-name="T10">2. </text:span><text:span text:style-name="T9">Backend</text:span></text:h>
      <text:p text:style-name="P1"><text:tab/>-<text:span text:style-name="T12">addNewProfile(filename, profile)</text:span><text:span text:style-name="T6">, throws if problem occurs</text:span></text:p>
      <text:p text:style-name="P1"><text:tab/><text:tab/>-<text:span text:style-name="T18">validate profile values and filename<text:line-break/></text:span><text:tab/><text:tab/>-<text:span text:style-name="T7">persist profile to file<text:line-break/><text:tab/><text:tab/><text:tab/>→ </text:span><text:span text:style-name="T24">FocusFinderProfileT::save(filePath, profile)</text:span></text:p>
      <text:p text:style-name="P10"><text:tab/><text:tab/>-<text:span text:style-name="T15">notify UI that directory has changed - „scanner thread“? or directly call </text:span></text:p>
      <text:p text:style-name="P11"><text:span text:style-name="T15"><text:tab/><text:tab/> listener→notify()</text:span></text:p>
      <text:p text:style-name="P11"><text:span text:style-name="T22"><text:tab/><text:tab/><text:tab/></text:span><text:span text:style-name="T43">→</text:span><text:span text:style-name="T26"> </text:span><text:span text:style-name="T22">ProfileManagerT::notifyProfileListChanged(vector&lt;string&gt;)</text:span></text:p>
      <text:h text:style-name="P57" text:outline-level="3"><text:tab/><text:span text:style-name="T10">3. UI</text:span></text:h>
      <text:p text:style-name="P49"><text:tab/>-<text:span text:style-name="T15">Callback from backend that content of profile folder has changed<text:line-break/><text:tab/><text:tab/>-read list of filenames from backend and update CBX<text:line-break/><text:tab/><text:tab/><text:tab/>→ </text:span><text:span text:style-name="T22">ProfileManagerT::getProfileFilenames() → vector&lt;string&gt;</text:span></text:p>
      <text:h text:style-name="Heading_20_3" text:outline-level="3"><text:tab/><text:span text:style-name="T16">4. Backend</text:span></text:h>
      <text:p text:style-name="P8"><text:tab/>-<text:span text:style-name="T12">addNewProfile(filename, profile) </text:span><text:span text:style-name="T13">(cont.)</text:span></text:p>
      <text:p text:style-name="P8"><text:tab/><text:tab/>-<text:span text:style-name="T16">Optional: set new profile as active (user bay select as checkbox before finishing?)<text:line-break/><text:tab/><text:tab/><text:tab/>→ notify listeners about new active profile</text:span></text:p>
      <text:p text:style-name="P40"><text:tab/><text:tab/><text:tab/><text:tab/>→<text:span text:style-name="T48"> </text:span><text:span text:style-name="T23">ProfileManagerT::</text:span><text:span text:style-name="T32">notifyActiveProfileChanged()</text:span></text:p>
      <text:h text:style-name="Heading_20_3" text:outline-level="3"><text:tab/>5. UI</text:h>
      <text:p text:style-name="P42"><text:span text:style-name="T1"><text:tab/>-Callback from Backend that active profile has changed</text:span></text:p>
      <text:p text:style-name="P22"><text:span text:style-name="T23"><text:tab/><text:tab/></text:span><text:span text:style-name="T45">-</text:span><text:span text:style-name="T23">ProfileManagerT::getActiveProfile()→ 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22"><text:tab/><text:tab/>-<text:span text:style-name="T54">Set current entry in CBX (check that set ation does not re-trigger an event...)</text:span></text:p>
      <text:p text:style-name="P18"><text:tab/><text:tab/>-<text:span text:style-name="T11">fill profile to UI (take respective fields from model and set it to UI fields)</text:span></text:p>
      <text:p text:style-name="P5"><text:tab/><text:tab/><text:tab/>→<text:span text:style-name="T19"> </text:span><text:span text:style-name="T20">UI::profileToUI(profile)</text:span></text:p>
      <text:h text:style-name="P55" text:outline-level="2"><text:soft-page-break/>Edit <text:span text:style-name="T62">profile</text:span></text:h>
      <text:h text:style-name="P65" text:outline-level="3"><text:tab/><text:span text:style-name="T10">1. </text:span><text:span text:style-name="T8">UI</text:span></text:h>
      <text:p text:style-name="P23"><text:tab/>-<text:span text:style-name="T41">User selects „Edit profile“ in the menu (menu entry is only active if a valid profile is selected)<text:line-break/><text:tab/>-Get the active profile from the backend (should be the one currently selected...)<text:line-break/><text:tab/> <text:s text:c="8"/></text:span>→<text:span text:style-name="T23">ProfileManagerT::getActiveProfile() → 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19"><text:tab/>-<text:span text:style-name="T55">Open the „Edit profile“ dialog, passing a copy of the currently active profile („not new“ mode)</text:span></text:p>
      <text:p text:style-name="P19"><text:tab/>-<text:span text:style-name="T58">Fill profile to UI</text:span></text:p>
      <text:p text:style-name="P19"><text:tab/><text:tab/>→<text:span text:style-name="T19"> </text:span><text:span text:style-name="T20">UI::profileToUI(profile)</text:span></text:p>
      <text:p text:style-name="P19"><text:tab/>-<text:span text:style-name="T55">User can change values (validation on the fly or when pressing „Ok“… (</text:span><text:span text:style-name="T39">TODO</text:span><text:span text:style-name="T55">))</text:span></text:p>
      <text:p text:style-name="P29"><text:tab/>-<text:span text:style-name="T56">User also can change profile name</text:span></text:p>
      <text:p text:style-name="P29"><text:tab/>-<text:span text:style-name="T56">User cannot change the filename (</text:span><text:span text:style-name="T40">TODO:</text:span><text:span text:style-name="T56"> Or is this easliy doable?)</text:span></text:p>
      <text:p text:style-name="P29"><text:tab/>-<text:span text:style-name="T57">When user hits „Ok“, the values from the UI are read back into the profile model which was <text:tab/> </text:span></text:p>
      <text:p text:style-name="P29"><text:span text:style-name="T57"><text:tab/> <text:s/>passed </text:span></text:p>
      <text:p text:style-name="P19"><text:tab/><text:tab/>→<text:span text:style-name="T19"> </text:span><text:span text:style-name="T20">FocusFinderProfileT UI::uiToProfile()</text:span></text:p>
      <text:p text:style-name="P29"><text:tab/>-<text:span text:style-name="T59">NOTE: „Edit profile“ dialog simply returns resulting FocusFinderProfileT and if user pressed <text:tab/></text:span></text:p>
      <text:p text:style-name="P29"><text:span text:style-name="T59"><text:tab/> „Ok“ or „Cancel“</text:span></text:p>
      <text:p text:style-name="P19"><text:tab/>-<text:span text:style-name="T60">If user pressed „Ok“, pass profile object and filename to backend (from „1st“ level dialog)</text:span></text:p>
      <text:p text:style-name="P44"><text:span text:style-name="T6"><text:tab/><text:tab/>→ </text:span><text:span text:style-name="T21">ProfileManagerT::</text:span><text:span text:style-name="T28">update</text:span><text:span text:style-name="T21">Profile(filename, profile),</text:span></text:p>
      <text:h text:style-name="P65" text:outline-level="3"><text:tab/><text:span text:style-name="T49">2. Backend</text:span></text:h>
      <text:p text:style-name="P19"><text:tab/>-<text:span text:style-name="T61">updateProfile()</text:span></text:p>
      <text:p text:style-name="P19"><text:tab/><text:tab/>-<text:span text:style-name="T18">validate profile values and filename<text:line-break/></text:span><text:tab/><text:tab/>-<text:span text:style-name="T7">persist profile to file (overwrite)<text:line-break/><text:tab/><text:tab/><text:tab/>→ </text:span><text:span text:style-name="T24">FocusFinderProfileT::save(filePath, profile)</text:span></text:p>
      <text:p text:style-name="P41"><text:tab/><text:tab/>-<text:span text:style-name="T48">set active profile to modified profile</text:span></text:p>
      <text:p text:style-name="P41"><text:tab/><text:tab/><text:tab/>→<text:span text:style-name="T48"> </text:span><text:span text:style-name="T23">ProfileManagerT::</text:span><text:span text:style-name="T32">mActiveProfile = </text:span><text:span text:style-name="T34">profile</text:span></text:p>
      <text:p text:style-name="P41"><text:span text:style-name="T34"><text:tab/><text:tab/></text:span><text:span text:style-name="T46">-notify listeners about change / update of active </text:span><text:span text:style-name="T47">profile</text:span></text:p>
      <text:p text:style-name="P41"><text:tab/><text:tab/><text:tab/>→<text:span text:style-name="T48"> </text:span><text:span text:style-name="T23">ProfileManagerT::</text:span><text:span text:style-name="T32">notifyActiveProfileChanged()</text:span></text:p>
      <text:h text:style-name="P65" text:outline-level="3"><text:tab/><text:span text:style-name="T69">3</text:span>. UI</text:h>
      <text:p text:style-name="P44"><text:span text:style-name="T1"><text:tab/>-Callback from Backend that active profile has changed</text:span></text:p>
      <text:p text:style-name="P23"><text:tab/><text:tab/>-<text:span text:style-name="T23">ProfileManagerT::getActiveProfile() → 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19"><text:tab/><text:tab/>-<text:span text:style-name="T54">Set current entry in CBX (check that set ation does not re-trigger an event...)</text:span></text:p>
      <text:p text:style-name="P19"><text:tab/><text:tab/>-<text:span text:style-name="T11">fill profile to UI (take respective fields from model and set it to UI fields)</text:span></text:p>
      <text:p text:style-name="P19"><text:tab/><text:tab/><text:tab/>→<text:span text:style-name="T19"> </text:span><text:span text:style-name="T20">UI::profileToUI(profile)</text:span></text:p>
      <text:h text:style-name="P54" text:outline-level="2"/>
      <text:p text:style-name="P51"/>
      <text:p text:style-name="P51"/>
      <text:p text:style-name="P51"/>
      <text:p text:style-name="P52"/>
      <text:h text:style-name="P56" text:outline-level="2"><text:soft-page-break/><text:span text:style-name="T63">D</text:span>elete <text:span text:style-name="T1">selected (active) profile</text:span></text:h>
      <text:h text:style-name="P58" text:outline-level="3"><text:tab/><text:span text:style-name="T10">1. </text:span><text:span text:style-name="T8">UI</text:span></text:h>
      <text:p text:style-name="P9"><text:tab/>-<text:span text:style-name="T41">User selects „Delete profile“ from menu (action is only performed if a profile is selected, <text:tab/></text:span></text:p>
      <text:p text:style-name="P9"><text:span text:style-name="T41"><text:tab/> otherwise the menu item is disabled anyway)</text:span></text:p>
      <text:p text:style-name="P32"><text:tab/>-<text:span text:style-name="T42">Tell the backend to remove the selected profile</text:span></text:p>
      <text:p text:style-name="P33"><text:tab/><text:tab/>→<text:span text:style-name="T42"> </text:span><text:span text:style-name="T23">ProfileManagerT::</text:span><text:span text:style-name="T25">deleteProfile</text:span><text:span text:style-name="T23">(</text:span><text:span text:style-name="T25">filename</text:span><text:span text:style-name="T23">) </text:span></text:p>
      <text:h text:style-name="P59" text:outline-level="3"><text:tab/><text:span text:style-name="T49">2. Backend</text:span></text:h>
      <text:p text:style-name="P10"><text:tab/>-<text:span text:style-name="T42">deleteProfile</text:span><text:span text:style-name="T12">(filename)</text:span></text:p>
      <text:p text:style-name="P34"><text:tab/><text:tab/>-<text:span text:style-name="T48">set active profile to „none“</text:span></text:p>
      <text:p text:style-name="P35"><text:tab/><text:tab/><text:tab/>→<text:span text:style-name="T48"> </text:span><text:span text:style-name="T23">ProfileManagerT::</text:span><text:span text:style-name="T32">mActiveProfile = std::nullopt</text:span></text:p>
      <text:p text:style-name="P35"><text:tab/><text:tab/><text:tab/>→<text:span text:style-name="T48"> </text:span><text:span text:style-name="T23">ProfileManagerT::</text:span><text:span text:style-name="T32">notifyActiveProfileChanged()</text:span></text:p>
      <text:h text:style-name="P60" text:outline-level="3"><text:tab/><text:span text:style-name="T49">3. </text:span><text:span text:style-name="T8">UI</text:span></text:h>
      <text:p text:style-name="P12"><text:tab/>-<text:span text:style-name="T49">Notified by backend that active profile has changed</text:span></text:p>
      <text:p text:style-name="P12"><text:tab/><text:tab/>-<text:span text:style-name="T66">get the new active profile</text:span></text:p>
      <text:p text:style-name="P23"><text:tab/><text:tab/> <text:s text:c="8"/>→<text:span text:style-name="T23">ProfileManagerT::getActiveProfile() →</text:span></text:p>
      <text:p text:style-name="P23"><text:span text:style-name="T23"><text:tab/><text:tab/><text:tab/> <text:s text:c="4"/>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17"><text:tab/><text:tab/>-<text:span text:style-name="T54">Set current entry in CBX (in this case empty just empty (no selection) → idx = -1...)</text:span></text:p>
      <text:p text:style-name="P17"><text:tab/><text:tab/>-<text:span text:style-name="T11">fill profile to UI (in this case it is empty, i.e. the fields are cleaned / disabled)</text:span></text:p>
      <text:p text:style-name="P12"><text:tab/><text:tab/><text:tab/>→<text:span text:style-name="T19"> </text:span><text:span text:style-name="T20">UI::profileToUI(profile)</text:span></text:p>
      <text:p text:style-name="P12"/>
      <text:h text:style-name="P61" text:outline-level="3"><text:tab/><text:span text:style-name="T50">4. Backend</text:span></text:h>
      <text:p text:style-name="P13"><text:tab/>-<text:span text:style-name="T42">deleteProfile</text:span><text:span text:style-name="T12">(filename)</text:span><text:span text:style-name="T14">(cont.)</text:span></text:p>
      <text:p text:style-name="P36"><text:tab/><text:tab/>-<text:span text:style-name="T42">Delete profile from filessystem (use filessystem::)</text:span></text:p>
      <text:p text:style-name="P10"><text:tab/><text:tab/>-<text:span text:style-name="T15">notify UI that directory has changed - „scanner thread“? or directly call </text:span></text:p>
      <text:p text:style-name="P11"><text:span text:style-name="T15"><text:tab/><text:tab/> listener→notify()</text:span></text:p>
      <text:p text:style-name="P11"><text:span text:style-name="T22"><text:tab/><text:tab/><text:tab/></text:span><text:span text:style-name="T43">→</text:span><text:span text:style-name="T44"> </text:span><text:span text:style-name="T22">ProfileManagerT::notifyProfileListChanged(vector&lt;string&gt;)</text:span></text:p>
      <text:h text:style-name="P61" text:outline-level="3"><text:tab/><text:span text:style-name="T50">5. </text:span><text:span text:style-name="T8">UI</text:span></text:h>
      <text:p text:style-name="P50"><text:tab/>-<text:span text:style-name="T15">Callback from backend that content of profile folder has changed<text:line-break/><text:tab/><text:tab/>-read list of filenames from backend and update CBX<text:line-break/><text:tab/><text:tab/><text:tab/>→ </text:span><text:span text:style-name="T22">ProfileManagerT::getProfileFilenames() → vector&lt;string&gt;</text:span></text:p>
      <text:p text:style-name="P13"><text:span text:style-name="T20"/></text:p>
      <text:p text:style-name="P1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2" text:outline-level="2"><text:soft-page-break/>Select a different profile</text:h>
      <text:h text:style-name="P62" text:outline-level="3"><text:tab/><text:span text:style-name="T10">1. </text:span><text:span text:style-name="T8">UI</text:span></text:h>
      <text:p text:style-name="P14"><text:tab/>-<text:span text:style-name="T41">User selects a different profile</text:span></text:p>
      <text:p text:style-name="P14"><text:span text:style-name="T41"><text:tab/>-Tell the backend to change the active profile</text:span></text:p>
      <text:p text:style-name="P15"><text:tab/><text:tab/>→<text:span text:style-name="T51"> </text:span><text:span text:style-name="T22">ProfileManagerT::</text:span><text:span text:style-name="T31">activateProfile</text:span><text:span text:style-name="T22">(</text:span><text:span text:style-name="T27">filename</text:span><text:span text:style-name="T22">)</text:span></text:p>
      <text:p text:style-name="P14"/>
      <text:h text:style-name="P63" text:outline-level="3"><text:tab/><text:span text:style-name="T49">2. Backend</text:span></text:h>
      <text:p text:style-name="P15"><text:tab/>-<text:span text:style-name="T70">activateProfile</text:span><text:span text:style-name="T12">(filename)</text:span></text:p>
      <text:p text:style-name="P38"><text:tab/><text:tab/>-<text:span text:style-name="T53">Load profile using the filename</text:span></text:p>
      <text:p text:style-name="P39"><text:tab/><text:tab/><text:tab/>→<text:span text:style-name="T53"> </text:span><text:span text:style-name="T33">FocusFinderProfileT::load(filename) → FocusFinderProfileT</text:span><text:span text:style-name="T53">, or exc.<text:line-break/><text:tab/><text:tab/><text:tab/>→ </text:span><text:span text:style-name="T23">ProfileManagerT::</text:span><text:span text:style-name="T32">mActiveProfile = </text:span><text:span text:style-name="T36">new profile</text:span></text:p>
      <text:p text:style-name="P37"><text:tab/><text:tab/><text:tab/>→<text:span text:style-name="T48"> </text:span><text:span text:style-name="T23">ProfileManagerT::</text:span><text:span text:style-name="T32">notifyActiveProfileChanged()</text:span></text:p>
      <text:h text:style-name="P64" text:outline-level="3"><text:tab/><text:span text:style-name="T49">3. </text:span><text:span text:style-name="T8">UI</text:span></text:h>
      <text:p text:style-name="P16"><text:tab/>-<text:span text:style-name="T49">Notified by backend that active profile has changed</text:span></text:p>
      <text:p text:style-name="P16"><text:tab/><text:tab/>-<text:span text:style-name="T67">Get the currently active profile</text:span></text:p>
      <text:p text:style-name="P24"><text:tab/><text:tab/><text:tab/>→<text:span text:style-name="T23">ProfileManagerT::getActiveProfile() → </text:span></text:p>
      <text:p text:style-name="P24"><text:span text:style-name="T23"><text:tab/><text:tab/><text:tab/><text:tab/>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16"><text:tab/><text:tab/>-<text:span text:style-name="T54">Set current entry in CBX (</text:span><text:span text:style-name="T38">TODO</text:span><text:span text:style-name="T54">: in this case it is already set...)</text:span></text:p>
      <text:p text:style-name="P16"><text:tab/><text:tab/>-<text:span text:style-name="T11">fill profile to UI (in this case it is empty, i.e. the fields are cleaned / disabled)</text:span></text:p>
      <text:p text:style-name="P16"><text:tab/><text:tab/><text:tab/>→<text:span text:style-name="T19"> </text:span><text:span text:style-name="T20">UI::profileToUI(profile)</text:span></text:p>
      <text:p text:style-name="P14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Heading_20_2" text:outline-level="2"><text:soft-page-break/>Init „1st level“ dialog</text:h>
      <text:h text:style-name="Heading_20_2" text:outline-level="2"><text:tab/><text:span text:style-name="T10">1. </text:span><text:span text:style-name="T8">UI</text:span></text:h>
      <text:p text:style-name="P20"><text:tab/>-<text:span text:style-name="T65">Ask backend about available profile filenames <text:s/>and update CBX</text:span></text:p>
      <text:p text:style-name="P45"><text:span text:style-name="T15"><text:tab/><text:tab/>→ </text:span><text:span text:style-name="T22">ProfileManagerT::getProfileFilenames() → vector&lt;string&gt;</text:span></text:p>
      <text:p text:style-name="P21"><text:span text:style-name="T64"><text:tab/>-Query currently active profile<text:line-break/></text:span><text:tab/> <text:s text:c="9"/>→<text:span text:style-name="T23">ProfileManagerT::getActiveProfile()→ 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21"><text:tab/>-<text:span text:style-name="T68">Select profile filename from active profile in CBX</text:span></text:p>
      <text:p text:style-name="P21"><text:tab/>-<text:span text:style-name="T68">Set values of active bundle to UI</text:span></text:p>
      <text:p text:style-name="P25"><text:tab/><text:tab/>→<text:span text:style-name="T19"> </text:span><text:span text:style-name="T20">UI::profileToUI(profile)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><text:soft-page-break/>API</text:h>
      <text:p text:style-name="P46"/>
      <text:h text:style-name="Heading_20_3" text:outline-level="3">ProfileManagerT</text:h>
      <text:p text:style-name="P46"/>
      <text:p text:style-name="P26"><text:span text:style-name="T23">getActiveProfile()→ optional&lt;</text:span><text:span text:style-name="T29">pair&lt;string,</text:span><text:span text:style-name="T23">FocusFinderProfileT</text:span><text:span text:style-name="T29">&gt; </text:span><text:span text:style-name="T23">&gt;</text:span></text:p>
      <text:p text:style-name="P27"><text:span text:style-name="T30">activate</text:span><text:span text:style-name="T27">Profile</text:span><text:span text:style-name="T22">(</text:span><text:span text:style-name="T27">filename</text:span><text:span text:style-name="T22">)</text:span></text:p>
      <text:p text:style-name="P53"><text:span text:style-name="T22">getProfileFilenames() → vector&lt;string&gt;<text:line-break/></text:span><text:span text:style-name="T21">addProfile(filename, profile)<text:line-break/></text:span><text:span text:style-name="T25">deleteProfile</text:span><text:span text:style-name="T23">(</text:span><text:span text:style-name="T25">filename</text:span><text:span text:style-name="T23">)</text:span><text:span text:style-name="T21"><text:line-break/></text:span><text:span text:style-name="T28">update</text:span><text:span text:style-name="T21">Profile(filename, profile)</text:span></text:p>
      <text:p text:style-name="P26"><text:span text:style-name="T22">notifyProfileListChanged(vector&lt;string&gt;)</text:span></text:p>
      <text:p text:style-name="P48"><text:span text:style-name="T32">notifyActiveProfileChanged()</text:span></text:p>
      <text:p text:style-name="P26"><text:span text:style-name="T23"/></text:p>
      <text:p text:style-name="P48"><text:span text:style-name="T35">optional&lt;pair&lt;string, FocusFinderProfileT&gt; &gt; </text:span><text:span text:style-name="T32">mActiveProfile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Vera Sans" svg:font-family="'Liberation Vera Sans'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4:06:21.951262649</meta:creation-date>
    <dc:date>2019-05-25T14:49:28.940325341</dc:date>
    <meta:editing-duration>P1DT26M40S</meta:editing-duration>
    <meta:editing-cycles>108</meta:editing-cycles>
    <meta:generator>LibreOffice/6.1.5.2$Linux_X86_64 LibreOffice_project/10$Build-2</meta:generator>
    <meta:print-date>2019-05-24T17:24:24.197049565</meta:print-date>
    <meta:document-statistic meta:table-count="0" meta:image-count="0" meta:object-count="0" meta:page-count="6" meta:paragraph-count="124" meta:word-count="812" meta:character-count="6523" meta:non-whitespace-character-count="5569"/>
  </office:meta>
</office:document-meta>
</file>